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2000000EE19F91CED.png" manifest:media-type="image/png"/>
  <manifest:file-entry manifest:full-path="Pictures/100002010000007500000039818E49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3399ff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8cm" svg:height="1cm" svg:x="14.4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3.6cm" svg:height="1.656cm" svg:x="10.6cm" svg:y="5.944cm">
          <draw:image xlink:href="Pictures/100002010000007500000039818E499B.png" xlink:type="simple" xlink:show="embed" xlink:actuate="onLoad">
            <text:p/>
          </draw:image>
        </draw:frame>
        <draw:g>
          <draw:custom-shape draw:style-name="gr1" draw:text-style-name="P1" draw:layer="layout" svg:width="4.4cm" svg:height="2cm" svg:x="9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3.6cm" svg:height="1.6cm" svg:x="9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" draw:layer="layout" svg:width="3.286cm" svg:height="1.249cm" svg:x="9.975cm" svg:y="8.65cm">
          <draw:image xlink:href="Pictures/1000020100000272000000EE19F91C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3:56:33.813412466</meta:creation-date>
    <dc:date>2017-03-08T14:31:27.397426742</dc:date>
    <meta:editing-duration>PT28M41S</meta:editing-duration>
    <meta:editing-cycles>5</meta:editing-cycles>
    <meta:generator>LibreOffice/4.2.8.2$Linux_X86_64 LibreOffice_project/420m0$Build-2</meta:generator>
    <meta:document-statistic meta:object-count="29"/>
  </office:meta>
</office:document-meta>
</file>